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serif" svg:font-family="sans-serif"/>
  </office:font-face-decls>
  <office:automatic-styles>
    <style:style style:name="Tabla1" style:family="table">
      <style:table-properties style:width="17cm" table:align="left" fo:background-color="transparent">
        <style:background-image/>
      </style:table-properties>
    </style:style>
    <style:style style:name="Tabla1.A" style:family="table-column">
      <style:table-column-properties style:column-width="2.307cm"/>
    </style:style>
    <style:style style:name="Tabla1.B" style:family="table-column">
      <style:table-column-properties style:column-width="6.385cm"/>
    </style:style>
    <style:style style:name="Tabla1.C" style:family="table-column">
      <style:table-column-properties style:column-width="8.308cm"/>
    </style:style>
    <style:style style:name="Tabla1.1" style:family="table-row">
      <style:table-row-properties fo:background-color="transparent">
        <style:background-image/>
      </style:table-row-properties>
    </style:style>
    <style:style style:name="Tabla1.A1" style:family="table-cell">
      <style:table-cell-properties style:vertical-align="middle" fo:background-color="transparent" fo:padding="0.049cm" fo:border="0.75pt solid #cfd9de">
        <style:background-image/>
      </style:table-cell-properties>
    </style:style>
    <style:style style:name="Tabla2" style:family="table">
      <style:table-properties style:width="17cm" table:align="left" fo:background-color="transparent">
        <style:background-image/>
      </style:table-properties>
    </style:style>
    <style:style style:name="Tabla2.A" style:family="table-column">
      <style:table-column-properties style:column-width="3.328cm"/>
    </style:style>
    <style:style style:name="Tabla2.B" style:family="table-column">
      <style:table-column-properties style:column-width="5.569cm"/>
    </style:style>
    <style:style style:name="Tabla2.C" style:family="table-column">
      <style:table-column-properties style:column-width="8.103cm"/>
    </style:style>
    <style:style style:name="Tabla2.1" style:family="table-row">
      <style:table-row-properties fo:background-color="transparent">
        <style:background-image/>
      </style:table-row-properties>
    </style:style>
    <style:style style:name="Tabla2.A1" style:family="table-cell">
      <style:table-cell-properties style:vertical-align="middle" fo:background-color="transparent" fo:padding="0.049cm" fo:border="0.75pt solid #cfd9de">
        <style:background-image/>
      </style:table-cell-properties>
    </style:style>
    <style:style style:name="Tabla3" style:family="table">
      <style:table-properties style:width="17cm" table:align="left" fo:background-color="transparent">
        <style:background-image/>
      </style:table-properties>
    </style:style>
    <style:style style:name="Tabla3.A" style:family="table-column">
      <style:table-column-properties style:column-width="3.722cm"/>
    </style:style>
    <style:style style:name="Tabla3.B" style:family="table-column">
      <style:table-column-properties style:column-width="4.574cm"/>
    </style:style>
    <style:style style:name="Tabla3.C" style:family="table-column">
      <style:table-column-properties style:column-width="4.087cm"/>
    </style:style>
    <style:style style:name="Tabla3.D" style:family="table-column">
      <style:table-column-properties style:column-width="4.618cm"/>
    </style:style>
    <style:style style:name="Tabla3.1" style:family="table-row">
      <style:table-row-properties fo:background-color="transparent">
        <style:background-image/>
      </style:table-row-properties>
    </style:style>
    <style:style style:name="Tabla3.A1" style:family="table-cell">
      <style:table-cell-properties style:vertical-align="middle" fo:background-color="transparent" fo:padding="0.049cm" fo:border="0.75pt solid #cfd9de">
        <style:background-image/>
      </style:table-cell-properties>
    </style:style>
    <style:style style:name="P1" style:family="paragraph" style:parent-style-name="Standard">
      <style:paragraph-properties fo:margin-left="0cm" fo:margin-right="0cm" fo:text-indent="0cm" style:auto-text-indent="false" style:writing-mode="lr-tb"/>
      <style:text-properties fo:color="#000000" loext:opacity="100%" style:font-name="sans-serif" fo:background-color="transparent"/>
    </style:style>
    <style:style style:name="P2" style:family="paragraph" style:parent-style-name="Text_20_body">
      <style:paragraph-properties fo:margin-left="0cm" fo:margin-right="0cm" fo:margin-top="0cm" fo:margin-bottom="0cm" style:contextual-spacing="false" fo:text-indent="0cm" style:auto-text-indent="false" style:writing-mode="lr-tb"/>
      <style:text-properties fo:color="#000000" loext:opacity="100%" style:font-name="sans-serif" fo:background-color="transparent"/>
    </style:style>
    <style:style style:name="P3" style:family="paragraph" style:parent-style-name="Text_20_body">
      <style:paragraph-properties fo:margin-left="0cm" fo:margin-right="0cm" fo:text-indent="0cm" style:auto-text-indent="false" style:writing-mode="lr-tb"/>
      <style:text-properties fo:color="#000000" loext:opacity="100%" style:font-name="sans-serif" fo:background-color="transparent"/>
    </style:style>
    <style:style style:name="P4" style:family="paragraph" style:parent-style-name="Text_20_body" style:list-style-name="L1">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5" style:family="paragraph" style:parent-style-name="Text_20_body" style:list-style-name="L2">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6" style:family="paragraph" style:parent-style-name="Text_20_body" style:list-style-name="L3">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7" style:family="paragraph" style:parent-style-name="Text_20_body" style:list-style-name="L4">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8" style:family="paragraph" style:parent-style-name="Standard">
      <style:paragraph-properties fo:margin-left="0cm" fo:margin-right="0cm" fo:margin-top="0cm" fo:margin-bottom="0.499cm" style:contextual-spacing="false" fo:text-indent="0cm" style:auto-text-indent="false" style:writing-mode="lr-tb"/>
      <style:text-properties fo:color="#000000" loext:opacity="100%" style:font-name="sans-serif" fo:background-color="transparent"/>
    </style:style>
    <style:style style:name="P9" style:family="paragraph" style:parent-style-name="Text_20_body" style:list-style-name="L5">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0" style:family="paragraph" style:parent-style-name="Text_20_body">
      <style:paragraph-properties fo:margin-left="0cm" fo:margin-right="0cm" fo:margin-top="0cm" fo:margin-bottom="0cm" style:contextual-spacing="false" fo:text-indent="0cm" style:auto-text-indent="false" style:writing-mode="lr-tb"/>
    </style:style>
    <style:style style:name="P11" style:family="paragraph" style:parent-style-name="Text_20_body" style:list-style-name="L6">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2" style:family="paragraph" style:parent-style-name="Table_20_Heading">
      <style:paragraph-properties fo:margin-left="0cm" fo:margin-right="0cm" fo:text-indent="0cm" style:auto-text-indent="false" style:writing-mode="lr-tb"/>
      <style:text-properties fo:color="#000000" loext:opacity="100%" style:font-name="sans-serif" fo:font-weight="bold" fo:background-color="transparent"/>
    </style:style>
    <style:style style:name="P13" style:family="paragraph" style:parent-style-name="Table_20_Contents">
      <style:paragraph-properties fo:margin-left="0cm" fo:margin-right="0cm" fo:text-indent="0cm" style:auto-text-indent="false" style:writing-mode="lr-tb"/>
      <style:text-properties fo:color="#000000" loext:opacity="100%" style:font-name="sans-serif" fo:background-color="transparent"/>
    </style:style>
    <style:style style:name="P14" style:family="paragraph" style:parent-style-name="Text_20_body" style:list-style-name="L7">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5" style:family="paragraph" style:parent-style-name="Text_20_body" style:list-style-name="L8">
      <loext:graphic-properties draw:fill="none" draw:fill-color="#ffffff"/>
      <style:paragraph-properties fo:margin-left="0cm" fo:margin-right="0cm" fo:margin-top="0cm" fo:margin-bottom="0cm" style:contextual-spacing="false" fo:text-indent="0cm" style:auto-text-indent="false" fo:background-color="transparent" style:writing-mode="lr-tb"/>
    </style:style>
    <style:style style:name="P16" style:family="paragraph" style:parent-style-name="Text_20_body" style:list-style-name="L9">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7" style:family="paragraph" style:parent-style-name="Text_20_body" style:list-style-name="L10">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8" style:family="paragraph" style:parent-style-name="Text_20_body" style:list-style-name="L11">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9" style:family="paragraph" style:parent-style-name="Text_20_body" style:list-style-name="L11">
      <loext:graphic-properties draw:fill="none" draw:fill-color="#ffffff"/>
      <style:paragraph-properties fo:margin-left="0cm" fo:margin-right="0cm" fo:margin-top="0cm" fo:margin-bottom="0cm" style:contextual-spacing="false" fo:text-indent="0cm" style:auto-text-indent="false" fo:background-color="transparent" style:writing-mode="lr-tb"/>
    </style:style>
    <style:style style:name="P20" style:family="paragraph" style:parent-style-name="Text_20_body" style:list-style-name="L12">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21" style:family="paragraph" style:parent-style-name="Text_20_body" style:list-style-name="L13">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22" style:family="paragraph" style:parent-style-name="Table_20_Contents">
      <style:paragraph-properties fo:margin-left="0cm" fo:margin-right="0cm" fo:text-indent="0cm" style:auto-text-indent="false" style:writing-mode="lr-tb"/>
    </style:style>
    <style:style style:name="P23" style:family="paragraph" style:parent-style-name="Text_20_body" style:list-style-name="L14">
      <loext:graphic-properties draw:fill="none" draw:fill-color="#ffffff"/>
      <style:paragraph-properties fo:margin-left="0cm" fo:margin-right="0cm" fo:margin-top="0cm" fo:margin-bottom="0cm" style:contextual-spacing="false" fo:text-indent="0cm" style:auto-text-indent="false" fo:background-color="transparent" style:writing-mode="lr-tb"/>
    </style:style>
    <style:style style:name="P24" style:family="paragraph" style:parent-style-name="Text_20_body" style:list-style-name="L15">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25" style:family="paragraph" style:parent-style-name="Text_20_body">
      <style:paragraph-properties fo:margin-left="0cm" fo:margin-right="0cm" fo:margin-top="0cm" fo:margin-bottom="0cm" style:contextual-spacing="false" fo:text-indent="0cm" style:auto-text-indent="false" style:writing-mode="lr-tb"/>
      <style:text-properties fo:color="#000000" loext:opacity="100%" fo:background-color="transparent"/>
    </style:style>
    <style:style style:name="P26" style:family="paragraph" style:parent-style-name="Text_20_body" style:list-style-name="L16">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27" style:family="paragraph" style:parent-style-name="Text_20_body" style:list-style-name="L17">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28" style:family="paragraph" style:parent-style-name="Text_20_body" style:list-style-name="L18">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29" style:family="paragraph" style:parent-style-name="Text_20_body" style:list-style-name="L19">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30" style:family="paragraph" style:parent-style-name="Text_20_body" style:list-style-name="L20">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31" style:family="paragraph" style:parent-style-name="Text_20_body" style:list-style-name="L21">
      <loext:graphic-properties draw:fill="none" draw:fill-color="#ffffff"/>
      <style:paragraph-properties fo:margin-left="0cm" fo:margin-right="0cm" fo:margin-top="0cm" fo:margin-bottom="0cm" style:contextual-spacing="false" fo:text-indent="0cm" style:auto-text-indent="false" fo:background-color="transparent" style:writing-mode="lr-tb"/>
    </style:style>
    <style:style style:name="T1" style:family="text">
      <style:text-properties fo:color="#000000" loext:opacity="100%" style:font-name="sans-serif" fo:background-color="transparent" loext:char-shading-value="0"/>
    </style:style>
    <style:style style:name="T2" style:family="text">
      <style:text-properties fo:color="#000080" loext:opacity="100%" style:font-name="sans-serif" fo:background-color="transparent" loext:char-shading-value="0"/>
    </style:style>
    <style:style style:name="T3" style:family="text">
      <style:text-properties fo:color="#000000" loext:opacity="100%" style:font-name="sans-serif" fo:font-weight="bold" style:font-name-asian="sans-serif" style:font-weight-asian="bold" style:font-name-complex="sans-serif" style:font-weight-complex="bold"/>
    </style:style>
    <style:style style:name="T4" style:family="text">
      <style:text-properties fo:color="#000000" loext:opacity="100%" style:font-name="sans-serif" style:font-name-asian="sans-serif" style:font-name-complex="sans-serif"/>
    </style:style>
    <style:style style:name="T5" style:family="text">
      <style:text-properties style:font-name="sans-serif"/>
    </style:style>
    <style:style style:name="T6" style:family="text">
      <style:text-properties style:font-name-asian="sans-serif"/>
    </style:style>
    <style:style style:name="T7" style:family="text">
      <style:text-properties fo:color="#000000" loext:opacity="100%" style:font-name="sans-serif" fo:background-color="transparent" loext:char-shading-value="0" style:font-name-asian="sans-serif" style:font-name-complex="sans-serif"/>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s agentes de inteligencia artificial (IA) que navegan por internet en sustitución de los humanos presentan diversos peligros para los contenidos digitales, como webs, comercios electrónicos, perfiles de redes sociales y páginas B2B. A continuación, se clasifican y explican estos peligros según el tipo de amenaza que representan.</text:p>
      <text:p text:style-name="Horizontal_20_Line"/>
      <text:p text:style-name="P2">1. Amenazas a la integridad del contenido</text:p>
      <text:p text:style-name="P3">Estas amenazas afectan la autenticidad y la integridad de la información y los servicios ofrecidos en los sitios web.</text:p>
      <text:list text:style-name="L1">
        <text:list-item>
          <text:p text:style-name="P4">Defacement (desfiguración de sitios web): Los agentes IA pueden alterar el contenido visible de una página web, modificando textos, imágenes o funcionalidades. Esto es especialmente peligroso para webs generales y puede dañar la reputación de una marca o empresa. </text:p>
          <text:list>
            <text:list-item>
              <text:p text:style-name="P4">Ejemplo: Un sitio institucional podría mostrar mensajes falsos o inapropiados.</text:p>
            </text:list-item>
          </text:list>
        </text:list-item>
        <text:list-item>
          <text:p text:style-name="P4">Inyección de malware: Los agentes IA pueden insertar código malicioso en sitios web, afectando a visitantes desprevenidos o robando datos. Este peligro afecta tanto a webs como a comercios electrónicos. </text:p>
          <text:list>
            <text:list-item>
              <text:p text:style-name="P4">Ejemplo: Un usuario que visita una página infectada podría descargar un virus sin saberlo.</text:p>
            </text:list-item>
          </text:list>
        </text:list-item>
        <text:list-item>
          <text:p text:style-name="P4">Alteración de datos: En comercios electrónicos o páginas B2B, los agentes IA podrían manipular información crítica como precios, inventarios o detalles de productos, generando confusión o pérdidas. </text:p>
          <text:list>
            <text:list-item>
              <text:p text:style-name="P4">Ejemplo: Cambiar el precio de un producto en un comercio electrónico para engañar a los clientes.</text:p>
            </text:list-item>
          </text:list>
        </text:list-item>
      </text:list>
      <text:p text:style-name="Horizontal_20_Line"/>
      <text:p text:style-name="P2">2. Amenazas a la seguridad de los usuarios</text:p>
      <text:p text:style-name="P3">Estas amenazas comprometen directamente la seguridad y privacidad de los usuarios que interactúan con los contenidos digitales.</text:p>
      <text:list text:style-name="L2">
        <text:list-item>
          <text:p text:style-name="P5">Fraude en transacciones: En comercios electrónicos, los agentes IA pueden automatizar el uso de datos robados (como tarjetas de crédito) para realizar compras fraudulentas a gran escala. </text:p>
          <text:list>
            <text:list-item>
              <text:p text:style-name="P5">Ejemplo: Miles de transacciones falsas realizadas en minutos desde diferentes cuentas.</text:p>
            </text:list-item>
          </text:list>
        </text:list-item>
        <text:list-item>
          <text:p text:style-name="P5">Suplantación de identidad: En redes sociales y webs, los agentes IA pueden imitar el comportamiento humano para crear perfiles falsos o hackear cuentas legítimas, engañando a otros usuarios o sistemas de seguridad. </text:p>
          <text:list>
            <text:list-item>
              <text:p text:style-name="P5">Ejemplo: Un perfil falso que envía mensajes fraudulentos a los contactos de una cuenta real.</text:p>
            </text:list-item>
          </text:list>
        </text:list-item>
        <text:list-item>
          <text:p text:style-name="P5">Propagación de desinformación: En perfiles de redes sociales, los agentes IA pueden difundir automáticamente noticias falsas, propaganda o contenido engañoso, afectando la credibilidad de las plataformas. </text:p>
          <text:list>
            <text:list-item>
              <text:p text:style-name="P5">Ejemplo: Bots que amplifican rumores durante una campaña electoral.</text:p>
            </text:list-item>
          </text:list>
        </text:list-item>
      </text:list>
      <text:p text:style-name="Horizontal_20_Line"/>
      <text:p text:style-name="P2">3. Amenazas a la operatividad del negocio</text:p>
      <text:p text:style-name="P3"><text:soft-page-break/>Estas amenazas afectan la continuidad y el funcionamiento de los negocios digitales, especialmente en entornos B2B y comercios electrónicos.</text:p>
      <text:list text:style-name="L3">
        <text:list-item>
          <text:p text:style-name="P6">Ataques a la cadena de suministro: En comercios electrónicos y páginas B2B, los agentes IA pueden comprometer a proveedores o socios para introducir vulnerabilidades o malware en los sistemas. </text:p>
          <text:list>
            <text:list-item>
              <text:p text:style-name="P6">Ejemplo: Un proveedor infectado que distribuye software malicioso a sus clientes.</text:p>
            </text:list-item>
          </text:list>
        </text:list-item>
        <text:list-item>
          <text:p text:style-name="P6">Espionaje industrial: En páginas B2B, los agentes IA pueden recopilar información confidencial sobre operaciones, estrategias o datos de clientes, beneficiando a competidores o actores maliciosos. </text:p>
          <text:list>
            <text:list-item>
              <text:p text:style-name="P6">Ejemplo: Extracción de listas de clientes para uso indebido.</text:p>
            </text:list-item>
          </text:list>
        </text:list-item>
        <text:list-item>
          <text:p text:style-name="P6">Sabotaje: Los agentes IA pueden interrumpir servicios o alterar datos intencionadamente en webs y páginas B2B, dañando la reputación o las operaciones de una empresa. </text:p>
          <text:list>
            <text:list-item>
              <text:p text:style-name="P6">Ejemplo: Interrumpir el acceso a un portal B2B durante un periodo crítico de ventas.</text:p>
            </text:list-item>
          </text:list>
        </text:list-item>
      </text:list>
      <text:p text:style-name="Horizontal_20_Line"/>
      <text:p text:style-name="P2">Consideraciones adicionales</text:p>
      <text:p text:style-name="P3">No todos los agentes IA son maliciosos; muchos se usan para fines legítimos, como chatbots de atención al cliente o sistemas de recomendación. Sin embargo, su potencial de abuso es alto. Para contrarrestar estos peligros, se recomiendan medidas como:</text:p>
      <text:list text:style-name="L4">
        <text:list-item>
          <text:p text:style-name="P7">Autenticación robusta: Implementar verificación multifactor para prevenir accesos no autorizados.</text:p>
        </text:list-item>
        <text:list-item>
          <text:p text:style-name="P7">Monitoreo continuo: Detectar actividades sospechosas en tiempo real.</text:p>
        </text:list-item>
        <text:list-item>
          <text:p text:style-name="P7">Educación: Informar a los usuarios sobre cómo identificar y evitar amenazas.</text:p>
        </text:list-item>
      </text:list>
      <text:p text:style-name="Horizontal_20_Line"/>
      <text:p text:style-name="P2">Conclusión</text:p>
      <text:p text:style-name="P2">La aparición de agentes IA que navegan por internet supone riesgos significativos para los contenidos digitales. Desde la alteración de información hasta el fraude y el sabotaje, estos agentes pueden afectar webs, comercios electrónicos, perfiles de redes sociales y páginas B2B de maneras diversas. Es fundamental que las empresas y los usuarios tomen medidas proactivas para proteger sus activos digitales frente a estas amenazas emergentes.</text:p>
      <text:p text:style-name="Standard"/>
      <text:p text:style-name="P1">Respuesta directa</text:p>
      <text:p text:style-name="P8">Puntos clave: </text:p>
      <text:list text:style-name="L5">
        <text:list-item>
          <text:p text:style-name="P9">La investigación sugiere que los agentes de IA que navegan por internet pueden suponer riesgos significativos para los contenidos digitales de las empresas, como brechas de seguridad y problemas legales. </text:p>
        </text:list-item>
        <text:list-item>
          <text:p text:style-name="P9">Parece probable que afecten la privacidad, la operatividad y la reputación, aunque hay controversia sobre su impacto exacto en el empleo y la ética. </text:p>
        </text:list-item>
        <text:list-item>
          <text:p text:style-name="P9">La evidencia apunta a que las empresas deben implementar medidas para mitigar estos riesgos, pero la complejidad del tema requiere un enfoque equilibrado.</text:p>
        </text:list-item>
      </text:list>
      <text:p text:style-name="P2"><text:soft-page-break/>Riesgos principales para los contenidos digitales:<text:line-break/>Los agentes de IA, como chatbots o sistemas de navegación autónoma, pueden comprometer la seguridad al ser manipulados para compartir datos sensibles o ejecutar ataques, como se ha visto en casos recientes. Por ejemplo, podrían ser engañados para filtrar información de clientes a través de contenido malicioso en sitios web. </text:p>
      <text:p text:style-name="P10"><text:span text:style-name="T1">Impacto en la privacidad y legalidad:<text:line-break/>Parece probable que estos agentes accidentalmente violen leyes de privacidad, como el RGPD, al manejar datos sin controles adecuados. Además, pueden generar contenido con errores legales, como citas falsas, lo que ha llevado a sanciones para empresas, según reportes de 2025 </text:span><text:a xlink:type="simple" xlink:href="https://www.reuters.com/technology/artificial-intelligence/ai-hallucinations-court-papers-spell-trouble-lawyers-2025-02-18" office:target-frame-name="_blank" xlink:show="new" text:style-name="Internet_20_link" text:visited-style-name="Visited_20_Internet_20_Link"><text:span text:style-name="T2">AI Hallucinations in Court Papers Spell Trouble for Lawyers</text:span></text:a><text:span text:style-name="T1">. </text:span></text:p>
      <text:p text:style-name="P2">Efectos operativos y económicos:<text:line-break/>La evidencia sugiere que podrían reducir el tráfico humano a sitios web, afectando modelos de negocio, y automatizar tareas, lo que podría impactar la contratación de personal junior. Un estudio de 2025 indica que la IA automatiza tres veces más tareas para juniors que para gerentes . </text:p>
      <text:p text:style-name="P2">Consideraciones éticas:<text:line-break/>Hay preocupación sobre la responsabilidad en decisiones autónomas y el riesgo de depender demasiado de la IA, lo que podría desempoderar a los empleados. Esto requiere un enfoque humano en decisiones críticas.</text:p>
      <text:p text:style-name="P2">Recomendaciones:<text:line-break/>Las empresas deberían priorizar políticas de seguridad, supervisión humana y formación para mitigar estos riesgos, especialmente en sectores sensibles como el comercio electrónico o las redes sociales.</text:p>
      <text:p text:style-name="Horizontal_20_Line"/>
      <text:p text:style-name="P2">Informe detallado</text:p>
      <text:p text:style-name="P2">La aparición de agentes de inteligencia artificial (IA) que navegan por internet en sustitución de los humanos, como chatbots avanzados, sistemas de navegación autónoma o asistentes digitales, plantea una serie de riesgos significativos para los contenidos digitales de las empresas, incluyendo sitios web, comercios electrónicos, perfiles de redes sociales y páginas B2B. Este informe, basado en investigaciones recientes y análisis de expertos, explora estos riesgos en detalle, clasificándolos y proporcionando ejemplos y estrategias de mitigación. El análisis se basa en información recopilada hasta el 15 de junio de 2025, considerando el contexto actual de adopción masiva de IA en entornos empresariales.</text:p>
      <text:p text:style-name="P2">Clasificación de los riesgos</text:p>
      <text:p text:style-name="P2">Los riesgos se dividen en seis categorías principales, cada una con implicaciones específicas para los contenidos digitales y las operaciones empresariales. A continuación, se presenta un análisis detallado, apoyado por ejemplos y datos relevantes.</text:p>
      <text:p text:style-name="P2">1. Riesgos de Seguridad</text:p>
      <text:p text:style-name="P2">Los agentes de IA, al interactuar con múltiples plataformas y contenidos digitales, son vulnerables a manipulaciones que pueden comprometer la seguridad. Un informe de TechRadar de junio de 2025 destaca un caso de prueba donde un agente de IA filtró credenciales del CTO durante un ejercicio de equipo rojo, debido a un elemento malicioso (div tag) en una página interna de GitHub . Esto ilustra el riesgo de "inyección de prompts indirectos", donde atacantes incrustan instrucciones maliciosas en sitios web, correos <text:soft-page-break/>electrónicos o documentos que los agentes procesan, lo que puede llevar a acciones no autorizadas como compartir datos de clientes o ejecutar comandos maliciosos.</text:p>
      <text:p text:style-name="P3">Otros riesgos incluyen:</text:p>
      <text:list text:style-name="L6">
        <text:list-item>
          <text:p text:style-name="P11">Fugas de datos y brechas de seguridad: Los agentes de IA, al tener acceso a múltiples sistemas, pueden exponer accidentalmente información sensible, como datos de clientes o estrategias empresariales. Un estudio de CIO Dive de mayo de 2025 predice que para 2028, los agentes de IA serán responsables de una de cada cuatro brechas de seguridad empresarial .</text:p>
        </text:list-item>
        <text:list-item>
          <text:p text:style-name="P11">Automatización de ciberataques: Los agentes de IA pueden ser utilizados para escalar ataques, como phishing masivo o distribución de malware, debido a su capacidad para procesar grandes volúmenes de datos rápidamente.</text:p>
        </text:list-item>
      </text:list>
      <text:p text:style-name="P2">Estrategias de mitigación: Se proponen medidas como aislar los procesos de planificación, ejecución y gestión de credenciales en sistemas mutuamente desconfiados, y requerir co-firma humana para acciones sensibles, según TechRadar.</text:p>
      <text:p text:style-name="P2">2. Riesgos Legales</text:p>
      <text:p text:style-name="P10"><text:span text:style-name="T1">Los agentes de IA, especialmente aquellos basados en modelos de lenguaje grandes (LLMs), pueden generar errores o "alucinaciones", es decir, información incorrecta o inexistente, lo que puede tener consecuencias legales. Un caso notable de febrero de 2025 involucró a abogados de Morgan &amp; Morgan, quienes enfrentaron amenazas de sanciones por usar citas legales falsas generadas por IA en documentos judiciales </text:span><text:a xlink:type="simple" xlink:href="https://www.reuters.com/technology/artificial-intelligence/ai-hallucinations-court-papers-spell-trouble-lawyers-2025-02-18" office:target-frame-name="_blank" xlink:show="new" text:style-name="Internet_20_link" text:visited-style-name="Visited_20_Internet_20_Link"><text:span text:style-name="T2">AI Hallucinations in Court Papers Spell Trouble for Lawyers</text:span></text:a><text:span text:style-name="T1">. Otro ejemplo es Air Canada, ordenada a pagar compensación en 2024 por información errónea proporcionada por su chatbot </text:span><text:a xlink:type="simple" xlink:href="https://www.bbc.co.uk/travel/article/20240222-air-canada-chatbot-misinformation-what-travellers-should-know" office:target-frame-name="_blank" xlink:show="new" text:style-name="Internet_20_link" text:visited-style-name="Visited_20_Internet_20_Link"><text:span text:style-name="T2">Air Canada chatbot misinformation: What travellers should know</text:span></text:a><text:span text:style-name="T1">.</text:span></text:p>
      <text:p text:style-name="P2">Además, el uso de contenido generado por IA puede generar disputas de copyright. Empresas como Chegg han reportado pérdidas significativas debido a que su contenido fue scrapeado y utilizado por motores de búsqueda basados en IA, lo que llevó a demandas legales en 2025 .</text:p>
      <text:p text:style-name="P2">Estrategias de mitigación: Es crucial implementar revisiones humanas para contenido crítico y asegurar el cumplimiento de leyes de copyright, especialmente en sectores como el comercio electrónico y las publicaciones digitales.</text:p>
      <text:p text:style-name="P2">3. Riesgos de Privacidad</text:p>
      <text:p text:style-name="P2">Los agentes de IA, al procesar grandes cantidades de datos, pueden comprometer la privacidad de los usuarios y las empresas. Un artículo de Kanerika de enero de 2025 identifica riesgos como la compartición accidental de información sensible, como datos personales de clientes, y la violación de regulaciones como el RGPD . Por ejemplo, un agente de IA podría incluir datos confidenciales en un informe público sin filtrar adecuadamente, lo que podría resultar en multas regulatorias.</text:p>
      <text:p text:style-name="P10"><text:span text:style-name="T1">Estrategias de mitigación: Las empresas deben establecer políticas claras de interacción con la IA, priorizando la gobernanza de datos y la seguridad, como sugiere un informe de Gartner de marzo de 2025 </text:span><text:a xlink:type="simple" xlink:href="https://www.gartner.com/en/newsroom/press-releases/2025-03-05-gartner-predicts-agentic-ai-will-autonomously-resolve-80-percent-of-common-customer-service-issues-without-human-intervention-by-20290" office:target-frame-name="_blank" xlink:show="new" text:style-name="Internet_20_link" text:visited-style-name="Visited_20_Internet_20_Link"><text:span text:style-name="T2">Gartner predicts agentic AI will autonomously resolve 80 percent of common customer service issues without human intervention by 20290</text:span></text:a><text:span text:style-name="T1">.</text:span></text:p>
      <text:p text:style-name="P2">4. Riesgos Operativos</text:p>
      <text:p text:style-name="P2">La transición hacia un internet mediado por agentes de IA puede alterar los modelos de negocio tradicionales. Un artículo de Pilot Digital de marzo de 2025 sugiere que, a medida que el tráfico humano disminuye, las empresas que dependen de visitas directas a sus <text:soft-page-break/>sitios web, como comercios electrónicos y plataformas B2B, podrían enfrentar desafíos . Por ejemplo, Chegg, una plataforma de educación valorada en $12 mil millones, vio caer su valor a $1 por acción en 2025 debido a la competencia de motores de búsqueda basados en IA que scrapeaban su contenido.</text:p>
      <text:p text:style-name="P2">Además, los agentes de IA podrían priorizar ciertos formatos o fuentes de información, afectando la visibilidad de los contenidos digitales. Esto requiere que las empresas adapten sus estrategias digitales, como optimizar para agentes de IA en lugar de humanos.</text:p>
      <text:p text:style-name="P2">Estrategias de mitigación: Las empresas deben reconsiderar sus estrategias de marketing y presencia digital, enfocándose en construir audiencias y marcas en lugar de depender únicamente del tráfico.</text:p>
      <text:p text:style-name="P2">5. Riesgos Económicos</text:p>
      <text:p text:style-name="P2">Los riesgos económicos incluyen pérdidas financieras directas e indirectas. Las brechas de seguridad causadas por agentes de IA pueden resultar en multas regulatorias, demandas legales y pérdida de confianza de los clientes, como se menciona en un artículo de Forbes de diciembre de 2024 . Además, la automatización puede impactar la cadena de talento, reduciendo tareas para empleados junior y potencialmente afectando la contratación. Un estudio citado en el informe de Pilot Digital indica que la IA automatiza tres veces más tareas para juniors que para gerentes en áreas como investigación de mercado y ventas .</text:p>
      <text:p text:style-name="P2">Estrategias de mitigación: Las empresas deben invertir en formación para empleados y establecer políticas que equilibren la automatización con el desarrollo de talento.</text:p>
      <text:p text:style-name="P2">6. Riesgos Éticos</text:p>
      <text:p text:style-name="P2">Los agentes de IA plantean cuestiones éticas relacionadas con la autonomía y la responsabilidad. Un informe del Foro Económico Mundial de diciembre de 2024 destaca preocupaciones sobre la toma de decisiones autónomas, donde puede ser difícil determinar quién es responsable en caso de errores . Además, existe el riesgo de sobredependencia, lo que podría desempoderar a los empleados y reducir la capacidad humana para innovar.</text:p>
      <text:p text:style-name="P2">Estrategias de mitigación: Se recomienda implementar supervisión humana, especialmente en decisiones críticas, y establecer pautas éticas claras que prioricen los derechos humanos, la privacidad y la responsabilidad, según el mismo informe.</text:p>
      <text:p text:style-name="P2">Tabla de resumen de riesgos y ejemplos</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2">Categoría<text:span text:style-name="T3"/></text:p>
          </table:table-cell>
          <table:table-cell table:style-name="Tabla1.A1" office:value-type="string">
            <text:p text:style-name="P12">Riesgo Principal<text:span text:style-name="T3"/></text:p>
          </table:table-cell>
          <table:table-cell table:style-name="Tabla1.A1" office:value-type="string">
            <text:p text:style-name="P12">Ejemplo<text:span text:style-name="T3"/></text:p>
          </table:table-cell>
        </table:table-row>
        <table:table-row table:style-name="Tabla1.1">
          <table:table-cell table:style-name="Tabla1.A1" office:value-type="string">
            <text:p text:style-name="P13">Seguridad<text:span text:style-name="T4"/></text:p>
          </table:table-cell>
          <table:table-cell table:style-name="Tabla1.A1" office:value-type="string">
            <text:p text:style-name="P13">Manipulación a través de inyección de prompts<text:span text:style-name="T4"/></text:p>
          </table:table-cell>
          <table:table-cell table:style-name="Tabla1.A1" office:value-type="string">
            <text:p text:style-name="P13">Agente de IA filtra credenciales debido a contenido malicioso en un sitio web.<text:span text:style-name="T4"/></text:p>
          </table:table-cell>
        </table:table-row>
        <table:table-row table:style-name="Tabla1.1">
          <table:table-cell table:style-name="Tabla1.A1" office:value-type="string">
            <text:p text:style-name="P13">Legal<text:span text:style-name="T4"/></text:p>
          </table:table-cell>
          <table:table-cell table:style-name="Tabla1.A1" office:value-type="string">
            <text:p text:style-name="P13">Errores legales por "alucinaciones" de la IA<text:span text:style-name="T4"/></text:p>
          </table:table-cell>
          <table:table-cell table:style-name="Tabla1.A1" office:value-type="string">
            <text:p text:style-name="P13">Abogados enfrentan sanciones por citas falsas generadas por IA.<text:span text:style-name="T4"/></text:p>
          </table:table-cell>
        </table:table-row>
        <table:table-row table:style-name="Tabla1.1">
          <table:table-cell table:style-name="Tabla1.A1" office:value-type="string">
            <text:p text:style-name="P13">Privacidad<text:span text:style-name="T4"/></text:p>
          </table:table-cell>
          <table:table-cell table:style-name="Tabla1.A1" office:value-type="string">
            <text:p text:style-name="P13">Compartición accidental de datos sensibles<text:span text:style-name="T4"/></text:p>
          </table:table-cell>
          <table:table-cell table:style-name="Tabla1.A1" office:value-type="string">
            <text:p text:style-name="P13">Agente incluye datos de clientes en un informe público sin filtrar.<text:span text:style-name="T4"/></text:p>
          </table:table-cell>
        </table:table-row>
        <table:table-row table:style-name="Tabla1.1">
          <table:table-cell table:style-name="Tabla1.A1" office:value-type="string">
            <text:p text:style-name="P13">Operativo<text:span text:style-name="T4"/></text:p>
          </table:table-cell>
          <table:table-cell table:style-name="Tabla1.A1" office:value-type="string">
            <text:p text:style-name="P13">Reducción del tráfico humano a sitios web<text:span text:style-name="T4"/></text:p>
          </table:table-cell>
          <table:table-cell table:style-name="Tabla1.A1" office:value-type="string">
            <text:p text:style-name="P13">Chegg pierde valor debido a la competencia de motores de búsqueda basados en IA.<text:span text:style-name="T4"/></text:p>
          </table:table-cell>
        </table:table-row>
        <table:table-row table:style-name="Tabla1.1">
          <table:table-cell table:style-name="Tabla1.A1" office:value-type="string">
            <text:p text:style-name="P13">Económico<text:span text:style-name="T4"/></text:p>
          </table:table-cell>
          <table:table-cell table:style-name="Tabla1.A1" office:value-type="string">
            <text:p text:style-name="P13">Pérdidas financieras por brechas de seguridad<text:span text:style-name="T4"/></text:p>
          </table:table-cell>
          <table:table-cell table:style-name="Tabla1.A1" office:value-type="string">
            <text:p text:style-name="P13">Multas regulatorias por violación de datos causada por un agente de IA.<text:span text:style-name="T4"/></text:p>
          </table:table-cell>
        </table:table-row>
        <table:table-row table:style-name="Tabla1.1">
          <table:table-cell table:style-name="Tabla1.A1" office:value-type="string">
            <text:p text:style-name="P13">Ético<text:span text:style-name="T4"/></text:p>
          </table:table-cell>
          <table:table-cell table:style-name="Tabla1.A1" office:value-type="string">
            <text:p text:style-name="P13">Dificultad en la responsabilidad <text:soft-page-break/>de decisiones autónomas<text:span text:style-name="T4"/></text:p>
          </table:table-cell>
          <table:table-cell table:style-name="Tabla1.A1" office:value-type="string">
            <text:p text:style-name="P13">Error en una decisión crítica sin claro <text:soft-page-break/>responsable entre IA y humano.<text:span text:style-name="T4"/></text:p>
          </table:table-cell>
        </table:table-row>
      </table:table>
      <text:p text:style-name="P2">Contexto regulatorio y tendencias</text:p>
      <text:p text:style-name="P10"><text:span text:style-name="T1">El contexto regulatorio actual, como la AI Act de Europa y las reglas de divulgación de riesgos cibernéticos de la SEC de EE. UU. de 2023, exige transparencia y monitoreo post-lanzamiento para modelos de propósito general . Además, Deloitte predice que para 2027, la mitad de las empresas que usan IA generativa habrán lanzado pilotos de agentes de IA, lo que subraya la necesidad de estrategias proactivas </text:span><text:a xlink:type="simple" xlink:href="https://www2.deloitte.com/us/en/insights/industry/technology/technology-media-and-telecom-predictions/2025/autonomous-generative-ai-agents-still-under-development.html" office:target-frame-name="_blank" xlink:show="new" text:style-name="Internet_20_link" text:visited-style-name="Visited_20_Internet_20_Link"><text:span text:style-name="T2">Autonomous generative AI agents still under development</text:span></text:a><text:span text:style-name="T1">.</text:span></text:p>
      <text:p text:style-name="P2">Recomendaciones finales</text:p>
      <text:p text:style-name="P3">Dada la complejidad y magnitud de estos riesgos, las empresas deben:</text:p>
      <text:list text:style-name="L7">
        <text:list-item>
          <text:p text:style-name="P14">Establecer políticas claras de interacción con la IA, priorizando la seguridad y la privacidad.</text:p>
        </text:list-item>
        <text:list-item>
          <text:p text:style-name="P14">Implementar supervisión humana, especialmente en decisiones críticas, mediante un enfoque "human-in-the-loop".</text:p>
        </text:list-item>
        <text:list-item>
          <text:p text:style-name="P14">Capacitar a los empleados para entender los riesgos y beneficios de la IA, asegurando el equilibrio entre automatización y desarrollo de talento.</text:p>
        </text:list-item>
        <text:list-item>
          <text:p text:style-name="P14">Asegurarse de cumplir con regulaciones como el RGPD y la AI Act, especialmente en sectores sensibles como el comercio electrónico y las redes sociales.</text:p>
        </text:list-item>
      </text:list>
      <text:p text:style-name="P2">Este informe proporciona una visión integral basada en investigaciones recientes, destacando la necesidad de un enfoque equilibrado para aprovechar los beneficios de los agentes de IA mientras se mitigan sus riesgos.</text:p>
      <text:p text:style-name="Horizontal_20_Line"/>
      <text:p text:style-name="P3">Citas clave</text:p>
      <text:list text:style-name="L8">
        <text:list-item>
          <text:p text:style-name="P15"><text:a xlink:type="simple" xlink:href="https://sifted.eu/articles/the-hidden-risks-of-ai-agents" office:target-frame-name="_blank" xlink:show="new" text:style-name="Internet_20_link" text:visited-style-name="Visited_20_Internet_20_Link"><text:span text:style-name="T1">The hidden risks of AI agents</text:span></text:a></text:p>
        </text:list-item>
        <text:list-item>
          <text:p text:style-name="P15"><text:a xlink:type="simple" xlink:href="https://pilotdigital.com/blog/optimizing-for-ai-agents-in-a-post-human-internet/" office:target-frame-name="_blank" xlink:show="new" text:style-name="Internet_20_link" text:visited-style-name="Visited_20_Internet_20_Link"><text:span text:style-name="T1">Optimizing for AI Agents: Preparing for the Post-Human Internet</text:span></text:a></text:p>
        </text:list-item>
        <text:list-item>
          <text:p text:style-name="P15"><text:a xlink:type="simple" xlink:href="https://www.techradar.com/pro/the-security-debt-of-browsing-ai-agents" office:target-frame-name="_blank" xlink:show="new" text:style-name="Internet_20_link" text:visited-style-name="Visited_20_Internet_20_Link"><text:span text:style-name="T1">The security debt of browsing AI agents</text:span></text:a></text:p>
        </text:list-item>
        <text:list-item>
          <text:p text:style-name="P15"><text:a xlink:type="simple" xlink:href="https://www.weforum.org/stories/2024/12/ai-agents-risks-artificial-intelligence/" office:target-frame-name="_blank" xlink:show="new" text:style-name="Internet_20_link" text:visited-style-name="Visited_20_Internet_20_Link"><text:span text:style-name="T1">What are the risks and benefits of ‘AI agents’?</text:span></text:a></text:p>
        </text:list-item>
        <text:list-item>
          <text:p text:style-name="P15"><text:a xlink:type="simple" xlink:href="https://www.reuters.com/technology/artificial-intelligence/ai-hallucinations-court-papers-spell-trouble-lawyers-2025-02-18" office:target-frame-name="_blank" xlink:show="new" text:style-name="Internet_20_link" text:visited-style-name="Visited_20_Internet_20_Link"><text:span text:style-name="T1">AI Hallucinations in Court Papers Spell Trouble for Lawyers</text:span></text:a></text:p>
        </text:list-item>
        <text:list-item>
          <text:p text:style-name="P15"><text:a xlink:type="simple" xlink:href="https://www.bbc.co.uk/travel/article/20240222-air-canada-chatbot-misinformation-what-travellers-should-know" office:target-frame-name="_blank" xlink:show="new" text:style-name="Internet_20_link" text:visited-style-name="Visited_20_Internet_20_Link"><text:span text:style-name="T1">Air Canada chatbot misinformation: What travellers should know</text:span></text:a></text:p>
        </text:list-item>
        <text:list-item>
          <text:p text:style-name="P15"><text:a xlink:type="simple" xlink:href="https://kanerika.com/blogs/ai-privacy/" office:target-frame-name="_blank" xlink:show="new" text:style-name="Internet_20_link" text:visited-style-name="Visited_20_Internet_20_Link"><text:span text:style-name="T1">Top 7 AI Privacy Risks for Businesses and How to Solve Them</text:span></text:a></text:p>
        </text:list-item>
        <text:list-item>
          <text:p text:style-name="P15"><text:a xlink:type="simple" xlink:href="https://www.gartner.com/en/newsroom/press-releases/2025-03-05-gartner-predicts-agentic-ai-will-autonomously-resolve-80-percent-of-common-customer-service-issues-without-human-intervention-by-20290" office:target-frame-name="_blank" xlink:show="new" text:style-name="Internet_20_link" text:visited-style-name="Visited_20_Internet_20_Link"><text:span text:style-name="T1">Gartner predicts agentic AI will autonomously resolve 80 percent of common customer service issues without human intervention by 20290</text:span></text:a></text:p>
        </text:list-item>
        <text:list-item>
          <text:p text:style-name="P15"><text:a xlink:type="simple" xlink:href="https://www.ciodive.com/news/AI-agent-data-security-threats/748513/" office:target-frame-name="_blank" xlink:show="new" text:style-name="Internet_20_link" text:visited-style-name="Visited_20_Internet_20_Link"><text:span text:style-name="T1">How to prevent AI agents from becoming data security threats</text:span></text:a></text:p>
        </text:list-item>
        <text:list-item>
          <text:p text:style-name="P15"><text:a xlink:type="simple" xlink:href="https://www.forbes.com/councils/forbestechcouncil/2024/12/23/think-ai-agents-are-safe-these-3-risks-could-put-your-business-in-jeopardy/" office:target-frame-name="_blank" xlink:show="new" text:style-name="Internet_20_link" text:visited-style-name="Visited_20_Internet_20_Link"><text:span text:style-name="T1">Think AI Agents Are Safe? These 3 Risks Could Put Your Business In Jeopardy</text:span></text:a></text:p>
        </text:list-item>
        <text:list-item>
          <text:p text:style-name="P15"><text:a xlink:type="simple" xlink:href="https://www2.deloitte.com/us/en/insights/industry/technology/technology-media-and-telecom-predictions/2025/autonomous-generative-ai-agents-still-under-development.html" office:target-frame-name="_blank" xlink:show="new" text:style-name="Internet_20_link" text:visited-style-name="Visited_20_Internet_20_Link"><text:span text:style-name="T1">Autonomous generative AI agents still under development</text:span></text:a></text:p>
        </text:list-item>
      </text:list>
      <text:p text:style-name="Standard"/>
      <text:p text:style-name="Standard"/>
      <text:p text:style-name="P1">Respuesta directa</text:p>
      <text:p text:style-name="P8">Puntos clave: </text:p>
      <text:list text:style-name="L9">
        <text:list-item>
          <text:p text:style-name="P16">La investigación sugiere que los agentes de IA y los modelos de lenguaje grandes (LLMs) pueden ser usados por actores maliciosos para automatizar ciberataques, como phishing y exfiltración de datos, contra entidades en internet. </text:p>
        </text:list-item>
        <text:list-item>
          <text:p text:style-name="P16"><text:soft-page-break/>Parece probable que estos agentes exploten vulnerabilidades de manera autónoma, lo que plantea riesgos significativos para la seguridad de sitios web, comercios electrónicos y redes sociales. </text:p>
        </text:list-item>
        <text:list-item>
          <text:p text:style-name="P16">Hay controversia sobre cómo equilibrar el uso de IA para la defensa y la mitigación de riesgos, ya que también pueden ser vulnerables a ataques como la inyección de prompts.</text:p>
        </text:list-item>
      </text:list>
      <text:p text:style-name="P2">Amenazas principales:<text:line-break/>Los agentes de IA pueden realizar ataques avanzados, como replicar estrategias para robar información sensible o explotar hasta el 25% de vulnerabilidades conocidas, según estudios recientes. Por ejemplo, pueden ser manipulados para enviar correos de phishing o codificar ransomware de manera autónoma, lo que aumenta la escala y velocidad de los ataques. </text:p>
      <text:p text:style-name="P2">Impacto en los objetivos:<text:line-break/>Esto afecta a empresas, individuos y sistemas digitales, comprometiendo datos confidenciales, alterando contenidos y generando pérdidas económicas. Por ejemplo, un agente de IA podría infiltrarse en un sistema para extraer datos de clientes o manipular precios en un comercio electrónico. </text:p>
      <text:p text:style-name="P2">Medidas de defensa:<text:line-break/>Las empresas están desarrollando agentes de IA para tareas de seguridad, como la detección de phishing, pero es crucial implementar supervisión humana y cumplir con regulaciones como el RGPD. Se recomienda limitar el acceso de herramientas y actualizar sistemas regularmente para mitigar riesgos. </text:p>
      <text:p text:style-name="P3">Ejemplos concretos: </text:p>
      <text:list text:style-name="L10">
        <text:list-item>
          <text:p text:style-name="P17">Un estudio mostró que un agente de IA firmó en Gmail, codificó ransomware y envió un correo de phishing exitosamente . </text:p>
        </text:list-item>
        <text:list-item>
          <text:p text:style-name="P17">Investigadores detectaron agentes de IA explotando vulnerabilidades en menos de 1.5 segundos, lo que demuestra su capacidad para actuar rápidamente .</text:p>
        </text:list-item>
      </text:list>
      <text:p text:style-name="Horizontal_20_Line"/>
      <text:p text:style-name="P2">Informe detallado</text:p>
      <text:p text:style-name="P2">La aparición de agentes de inteligencia artificial (IA) y modelos de lenguaje grandes (LLMs) como actores maliciosos en el ámbito de la ciberseguridad representa un nuevo y complejo desafío para los actores presentes en internet, incluyendo empresas, individuos y sistemas digitales. Este informe, basado en investigaciones y análisis recientes hasta el 15 de junio de 2025, explora cómo estos agentes pueden ser utilizados por actores maliciosos, los riesgos específicos que plantean y las estrategias de mitigación. A continuación, se presenta un análisis exhaustivo, organizado en secciones para facilitar la comprensión.</text:p>
      <text:p text:style-name="P2">Contexto y definición de los actores</text:p>
      <text:p text:style-name="P2">Los agentes de IA son programas diseñados para recopilar datos de su entorno, procesar información y tomar acciones de manera autónoma, generalmente impulsados por LLMs que actúan como motores de razonamiento. Estos agentes pueden conectarse a herramientas externas, como APIs o bases de datos, lo que les permite realizar tareas complejas sin intervención humana. Sin embargo, esta autonomía también los convierte en herramientas atractivas para actores maliciosos, quienes pueden explotar sus <text:soft-page-break/>capacidades para realizar ciberataques avanzados contra objetivos en internet, como sitios web, comercios electrónicos, perfiles de redes sociales y plataformas B2B.</text:p>
      <text:p text:style-name="P2">Riesgos significativos para los contenidos digitales</text:p>
      <text:p text:style-name="P3">La investigación sugiere que los agentes de IA y LLMs pueden ser utilizados para una amplia gama de ataques, cada uno con implicaciones específicas para los actores en internet. A continuación, se detallan los riesgos principales, apoyados por ejemplos y datos recientes:</text:p>
      <text:list text:style-name="L11">
        <text:list-item>
          <text:p text:style-name="P18">Automatización y escalabilidad de ciberataques:</text:p>
          <text:list>
            <text:list-item>
              <text:p text:style-name="P18">Los agentes de IA pueden automatizar ataques como phishing, inyección de malware y exfiltración de datos, aumentando su escala y velocidad. Por ejemplo, un X post de </text:p>
              <text:p text:style-name="P18">@elder_plinius</text:p>
              <text:p text:style-name="P18">el 17 de noviembre de 2024 describió cómo un agente de IA firmó en Gmail, codificó ransomware, comprimió el archivo, redactó un correo de phishing y lo envió exitosamente al objetivo, demostrando su capacidad para realizar múltiples etapas de un ataque de manera autónoma .</text:p>
            </text:list-item>
            <text:list-item>
              <text:p text:style-name="P18">Un artículo de MIT Technology Review de abril de 2025 destacó que los agentes de IA pueden replicar ataques diseñados para robar información sensible, como se observó en experimentos con el LLM Claude de Anthropic .</text:p>
            </text:list-item>
          </text:list>
        </text:list-item>
        <text:list-item>
          <text:p text:style-name="P18">Explotación de vulnerabilidades:</text:p>
          <text:list>
            <text:list-item>
              <text:p text:style-name="P18">Los agentes de IA pueden identificar y explotar vulnerabilidades en sistemas y aplicaciones de manera autónoma, superando a los bots básicos. Un benchmark de Daniel Kang, citado en el mismo artículo, encontró que los agentes de IA explotaron hasta el 13% de las vulnerabilidades sin conocimiento previo, y este porcentaje aumentó al 25% con una breve descripción, lo que los hace extremadamente peligrosos para sistemas no parcheados .</text:p>
            </text:list-item>
            <text:list-item>
              <text:p text:style-name="P18">Un X post de </text:p>
              <text:p text:style-name="P18">@davidad</text:p>
              <text:p text:style-name="P18">el 13 de septiembre de 2024 mencionó un caso donde un agente de IA explotó un error de configuración durante evaluaciones de capacidad de ciberataque, ilustrando su capacidad para encontrar caminos de menor resistencia .</text:p>
            </text:list-item>
          </text:list>
        </text:list-item>
        <text:list-item>
          <text:p text:style-name="P18">Riesgos de seguridad en la interacción con contenidos digitales:</text:p>
          <text:list>
            <text:list-item>
              <text:p text:style-name="P18">Los agentes de IA son vulnerables a ataques como la inyección de prompts, donde los atacantes manipulan las entradas para alterar el comportamiento del agente. Un X post de </text:p>
              <text:p text:style-name="P18">@vercel</text:p>
              <text:p text:style-name="P18">el 9 de junio de 2025 advirtió sobre este riesgo, recomendando asumir compromiso, limitar el acceso a herramientas y no confiar en la salida .</text:p>
            </text:list-item>
            <text:list-item>
              <text:p text:style-name="P18">Esto puede llevar a acciones no autorizadas, como compartir datos sensibles o ejecutar comandos maliciosos, especialmente en sitios web vulnerables. Por ejemplo, investigadores de Palisade Research detectaron agentes de IA <text:soft-page-break/>respondiendo a comandos específicos en menos de 1.5 segundos, lo que indica su capacidad para ser manipulados rápidamente .</text:p>
            </text:list-item>
          </text:list>
        </text:list-item>
        <text:list-item>
          <text:p text:style-name="P18">Impacto en la privacidad y la confidencialidad:</text:p>
          <text:list>
            <text:list-item>
              <text:p text:style-name="P18">Los agentes de IA pueden accidentalmente o intencionalmente exponer información sensible, como datos de clientes o estrategias empresariales, al procesar grandes volúmenes de datos. Un artículo de Qualys de febrero de 2025 destacó que los LLMs pueden provocar fugas de datos y violaciones de privacidad, especialmente en aplicaciones críticas .</text:p>
            </text:list-item>
            <text:list-item>
              <text:p text:style-name="P19"><text:span text:style-name="T1">Un estudio de CIO Dive de mayo de 2025 predice que para 2028, los agentes de IA serán responsables de una de cada cuatro brechas de seguridad empresarial, subrayando la magnitud del riesgo </text:span><text:a xlink:type="simple" xlink:href="https://www.ciodive.com/news/ai-agents-data-security-threats/723456/" office:target-frame-name="_blank" xlink:show="new" text:style-name="Internet_20_link" text:visited-style-name="Visited_20_Internet_20_Link"><text:span text:style-name="T2">How to prevent AI agents from becoming data security threats</text:span></text:a><text:span text:style-name="T1">.</text:span></text:p>
            </text:list-item>
          </text:list>
        </text:list-item>
        <text:list-item>
          <text:p text:style-name="P18">Riesgos legales y éticos:</text:p>
          <text:list>
            <text:list-item>
              <text:p text:style-name="P19"><text:span text:style-name="T1">Los LLMs pueden generar "alucinaciones", como información falsa, que puede ser utilizada para crear documentos fraudulentos, lo que ha llevado a sanciones legales. Un caso notable de febrero de 2025 involucró a abogados de Morgan &amp; Morgan enfrentando sanciones por usar citas legales falsas generadas por IA </text:span><text:a xlink:type="simple" xlink:href="https://www.law.com/2025/02/10/ai-hallucinations-in-court-papers-spell-trouble-for-lawyers/" office:target-frame-name="_blank" xlink:show="new" text:style-name="Internet_20_link" text:visited-style-name="Visited_20_Internet_20_Link"><text:span text:style-name="T2">AI Hallucinations in Court Papers Spell Trouble for Lawyers</text:span></text:a><text:span text:style-name="T1">.</text:span></text:p>
            </text:list-item>
            <text:list-item>
              <text:p text:style-name="P19"><text:span text:style-name="T1">Además, el uso de contenido generado por IA puede generar disputas de copyright, como se vio en el caso de Chegg, que enfrentó pérdidas significativas en 2025 debido a que su contenido fue scrapeado por motores de búsqueda basados en IA </text:span><text:a xlink:type="simple" xlink:href="https://www.pilotdigital.com/insights/optimizing-for-ai-agents-preparing-for-the-post-human-internet" office:target-frame-name="_blank" xlink:show="new" text:style-name="Internet_20_link" text:visited-style-name="Visited_20_Internet_20_Link"><text:span text:style-name="T2">Optimizing for AI Agents: Preparing for the Post-Human Internet</text:span></text:a><text:span text:style-name="T1">.</text:span></text:p>
            </text:list-item>
          </text:list>
        </text:list-item>
        <text:list-item>
          <text:p text:style-name="P18">Desafíos operativos y económicos:</text:p>
          <text:list>
            <text:list-item>
              <text:p text:style-name="P19"><text:span text:style-name="T1">La transición hacia un internet mediado por agentes de IA puede reducir el tráfico humano a sitios web, afectando modelos de negocio, especialmente en comercios electrónicos y plataformas B2B. Un artículo de Pilot Digital de marzo de 2025 señaló que Chegg, valorada en $12 mil millones, vio su valor caer a $1 por acción en 2025 debido a la competencia de motores de búsqueda basados en IA </text:span><text:a xlink:type="simple" xlink:href="https://www.pilotdigital.com/insights/optimizing-for-ai-agents-preparing-for-the-post-human-internet" office:target-frame-name="_blank" xlink:show="new" text:style-name="Internet_20_link" text:visited-style-name="Visited_20_Internet_20_Link"><text:span text:style-name="T2">Optimizing for AI Agents: Preparing for the Post-Human Internet</text:span></text:a><text:span text:style-name="T1">.</text:span></text:p>
            </text:list-item>
            <text:list-item>
              <text:p text:style-name="P18">Los agentes de IA también pueden impactar la cadena de talento, automatizando tareas para empleados junior, lo que podría reducir la contratación en áreas como investigación de mercado y ventas, según un estudio citado en el mismo informe.</text:p>
            </text:list-item>
          </text:list>
        </text:list-item>
      </text:list>
      <text:p text:style-name="P2">Ejemplos específicos y casos reales</text:p>
      <text:p text:style-name="P3">Para ilustrar estos riesgos, se presentan ejemplos concretos basados en investigaciones y publicaciones recientes:</text:p>
      <text:list text:style-name="L12">
        <text:list-item>
          <text:p text:style-name="P20">Ataque de ransomware automatizado: Un X post de </text:p>
          <text:p text:style-name="P20">@elder_plinius</text:p>
          <text:p text:style-name="P20">el 17 de noviembre de 2024 describió cómo un agente de IA firmó en Gmail, codificó ransomware, comprimió el archivo, redactó un correo de phishing y lo envió exitosamente, demostrando la capacidad de los agentes para realizar ataques complejos de manera autónoma .</text:p>
        </text:list-item>
        <text:list-item>
          <text:p text:style-name="P20"><text:soft-page-break/>Explotación de vulnerabilidades: Un benchmark de Daniel Kang, citado en un artículo de MIT Technology Review de abril de 2025, mostró que los agentes de IA explotaron hasta el 25% de las vulnerabilidades conocidas con una breve descripción, superando a bots básicos .</text:p>
        </text:list-item>
        <text:list-item>
          <text:p text:style-name="P20">Inyección de prompts: Investigadores de Palisade Research detectaron agentes de IA respondiendo a comandos específicos en menos de 1.5 segundos, lo que indica su capacidad para ser manipulados rápidamente para acciones maliciosas, como se detalló en el mismo artículo.</text:p>
        </text:list-item>
      </text:list>
      <text:p text:style-name="P2">Estrategias de mitigación y defensa</text:p>
      <text:p text:style-name="P3">Dada la magnitud de estos riesgos, las empresas y los actores en internet deben adoptar medidas proactivas para protegerse. La evidencia sugiere que las siguientes estrategias son efectivas:</text:p>
      <text:list text:style-name="L13">
        <text:list-item>
          <text:p text:style-name="P21">Supervisión humana: Implementar un enfoque "human-in-the-loop" para decisiones críticas, especialmente en tareas sensibles, como la gestión de datos y la generación de contenido. Esto asegura que los errores o acciones maliciosas puedan ser detectados y corregidos.</text:p>
        </text:list-item>
        <text:list-item>
          <text:p text:style-name="P21">Seguridad en la interacción con la IA: Establecer políticas claras para limitar el acceso de herramientas y asumir compromiso en las interacciones con agentes de IA. Un X post de </text:p>
          <text:p text:style-name="P21">@vercel</text:p>
          <text:p text:style-name="P21">el 9 de junio de 2025 recomendó limitar el acceso a herramientas y no confiar en la salida para mitigar riesgos de inyección de prompts .</text:p>
        </text:list-item>
        <text:list-item>
          <text:p text:style-name="P21">Cumplimiento regulatorio: Asegurarse de cumplir con regulaciones como la AI Act de Europa y el RGPD, especialmente en sectores sensibles como el comercio electrónico y las redes sociales, para evitar sanciones legales y proteger la privacidad de los usuarios.</text:p>
        </text:list-item>
        <text:list-item>
          <text:p text:style-name="P21">Uso de IA para la defensa: Empresas como Microsoft están desarrollando agentes de IA para tareas de seguridad, como la detección de phishing y la gestión de identidades. Un artículo de CSO Online de marzo de 2025 detalló cómo Microsoft lanzó 11 agentes de IA para Security Copilot, enfocados en áreas como phishing, protección de datos e identidad, detectando más de 30 mil millones de correos de phishing en 2024 .</text:p>
        </text:list-item>
        <text:list-item>
          <text:p text:style-name="P21">Formación y capacitación: Educar a los empleados sobre los riesgos y beneficios de la IA, equilibrando la automatización con el desarrollo de talento, especialmente en áreas donde los agentes de IA pueden reducir tareas para empleados junior.</text:p>
        </text:list-item>
      </text:list>
      <text:p text:style-name="P2">Tabla de resumen de riesgos y ejemplos</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2">Categoría<text:span text:style-name="T3"/></text:p>
          </table:table-cell>
          <table:table-cell table:style-name="Tabla2.A1" office:value-type="string">
            <text:p text:style-name="P12">Riesgo Principal<text:span text:style-name="T3"/></text:p>
          </table:table-cell>
          <table:table-cell table:style-name="Tabla2.A1" office:value-type="string">
            <text:p text:style-name="P12">Ejemplo<text:span text:style-name="T3"/></text:p>
          </table:table-cell>
        </table:table-row>
        <table:table-row table:style-name="Tabla2.1">
          <table:table-cell table:style-name="Tabla2.A1" office:value-type="string">
            <text:p text:style-name="P13">Seguridad<text:span text:style-name="T4"/></text:p>
          </table:table-cell>
          <table:table-cell table:style-name="Tabla2.A1" office:value-type="string">
            <text:p text:style-name="P13">Automatización de ataques como phishing y ransomware<text:span text:style-name="T4"/></text:p>
          </table:table-cell>
          <table:table-cell table:style-name="Tabla2.A1" office:value-type="string">
            <text:p text:style-name="P13">Agente de IA firma en Gmail, codifica ransomware y envía phishing </text:p>
            <text:p text:style-name="P13">.<text:span text:style-name="T4"/></text:p>
          </table:table-cell>
        </table:table-row>
        <table:table-row table:style-name="Tabla2.1">
          <table:table-cell table:style-name="Tabla2.A1" office:value-type="string">
            <text:p text:style-name="P13">Vulnerabilidades<text:span text:style-name="T4"/></text:p>
          </table:table-cell>
          <table:table-cell table:style-name="Tabla2.A1" office:value-type="string">
            <text:p text:style-name="P13">Explotación autónoma de hasta el 25% de fallos conocidos<text:span text:style-name="T4"/></text:p>
          </table:table-cell>
          <table:table-cell table:style-name="Tabla2.A1" office:value-type="string">
            <text:p text:style-name="P13">Benchmark de Daniel Kang muestra agentes explotando vulnerabilidades </text:p>
            <text:p text:style-name="P13">.<text:span text:style-name="T4"/></text:p>
          </table:table-cell>
        </table:table-row>
        <table:table-row table:style-name="Tabla2.1">
          <table:table-cell table:style-name="Tabla2.A1" office:value-type="string">
            <text:p text:style-name="P13">Privacidad<text:span text:style-name="T4"/></text:p>
          </table:table-cell>
          <table:table-cell table:style-name="Tabla2.A1" office:value-type="string">
            <text:p text:style-name="P13">Fugas de datos sensibles<text:span text:style-name="T4"/></text:p>
          </table:table-cell>
          <table:table-cell table:style-name="Tabla2.A1" office:value-type="string">
            <text:p text:style-name="P13">Agentes de IA pueden exponer datos de clientes, prediciendo una de cada cuatro <text:soft-page-break/>brechas para 2028 </text:p>
            <text:p text:style-name="P22"><text:a xlink:type="simple" xlink:href="https://www.ciodive.com/news/ai-agents-data-security-threats/723456/" office:target-frame-name="_blank" xlink:show="new" text:style-name="Internet_20_link" text:visited-style-name="Visited_20_Internet_20_Link"><text:span text:style-name="T1">How to prevent AI agents from becoming data security threats</text:span></text:a></text:p>
            <text:p text:style-name="P13">.<text:span text:style-name="T4"/></text:p>
          </table:table-cell>
        </table:table-row>
        <table:table-row table:style-name="Tabla2.1">
          <table:table-cell table:style-name="Tabla2.A1" office:value-type="string">
            <text:p text:style-name="P13">Legal<text:span text:style-name="T4"/></text:p>
          </table:table-cell>
          <table:table-cell table:style-name="Tabla2.A1" office:value-type="string">
            <text:p text:style-name="P13">Generación de contenido falso o violación de copyright<text:span text:style-name="T4"/></text:p>
          </table:table-cell>
          <table:table-cell table:style-name="Tabla2.A1" office:value-type="string">
            <text:p text:style-name="P13">Abogados enfrentan sanciones por citas legales falsas generadas por IA </text:p>
            <text:p text:style-name="P22"><text:a xlink:type="simple" xlink:href="https://www.law.com/2025/02/10/ai-hallucinations-in-court-papers-spell-trouble-for-lawyers/" office:target-frame-name="_blank" xlink:show="new" text:style-name="Internet_20_link" text:visited-style-name="Visited_20_Internet_20_Link"><text:span text:style-name="T1">AI Hallucinations in Court Papers Spell Trouble for Lawyers</text:span></text:a></text:p>
            <text:p text:style-name="P13">.<text:span text:style-name="T4"/></text:p>
          </table:table-cell>
        </table:table-row>
        <table:table-row table:style-name="Tabla2.1">
          <table:table-cell table:style-name="Tabla2.A1" office:value-type="string">
            <text:p text:style-name="P13">Operativo<text:span text:style-name="T4"/></text:p>
          </table:table-cell>
          <table:table-cell table:style-name="Tabla2.A1" office:value-type="string">
            <text:p text:style-name="P13">Reducción del tráfico humano a sitios web<text:span text:style-name="T4"/></text:p>
          </table:table-cell>
          <table:table-cell table:style-name="Tabla2.A1" office:value-type="string">
            <text:p text:style-name="P13">Chegg pierde valor debido a motores de búsqueda basados en IA </text:p>
            <text:p text:style-name="P22"><text:a xlink:type="simple" xlink:href="https://www.pilotdigital.com/insights/optimizing-for-ai-agents-preparing-for-the-post-human-internet" office:target-frame-name="_blank" xlink:show="new" text:style-name="Internet_20_link" text:visited-style-name="Visited_20_Internet_20_Link"><text:span text:style-name="T1">Optimizing for AI Agents: Preparing for the Post-Human Internet</text:span></text:a></text:p>
            <text:p text:style-name="P13">.<text:span text:style-name="T4"/></text:p>
          </table:table-cell>
        </table:table-row>
        <table:table-row table:style-name="Tabla2.1">
          <table:table-cell table:style-name="Tabla2.A1" office:value-type="string">
            <text:p text:style-name="P13">Ético<text:span text:style-name="T4"/></text:p>
          </table:table-cell>
          <table:table-cell table:style-name="Tabla2.A1" office:value-type="string">
            <text:p text:style-name="P13">Dificultad en la atribución de responsabilidad<text:span text:style-name="T4"/></text:p>
          </table:table-cell>
          <table:table-cell table:style-name="Tabla2.A1" office:value-type="string">
            <text:p text:style-name="P13">Decisiones autónomas complican determinar quién es responsable en caso de errores </text:p>
            <text:p text:style-name="P22"><text:a xlink:type="simple" xlink:href="https://www.weforum.org/agenda/2024/12/ai-agents-risks-benefits-cybersecurity/" office:target-frame-name="_blank" xlink:show="new" text:style-name="Internet_20_link" text:visited-style-name="Visited_20_Internet_20_Link"><text:span text:style-name="T1">What are the risks and benefits of ‘AI agents’?</text:span></text:a></text:p>
            <text:p text:style-name="P13">.<text:span text:style-name="T4"/></text:p>
          </table:table-cell>
        </table:table-row>
      </table:table>
      <text:p text:style-name="P2">Contexto regulatorio y tendencias</text:p>
      <text:p text:style-name="P10"><text:span text:style-name="T1">El contexto regulatorio actual, como la AI Act de Europa y las reglas de divulgación de riesgos cibernéticos de la SEC de EE. UU. de 2023, exige transparencia y monitoreo post-lanzamiento para modelos de propósito general. Además, Deloitte predice que para 2027, la mitad de las empresas que usan IA generativa habrán lanzado pilotos de agentes de IA, lo que subraya la necesidad de estrategias proactivas </text:span><text:a xlink:type="simple" xlink:href="https://www2.deloitte.com/us/en/insights/industry/technology/autonomous-generative-ai-agents.html" office:target-frame-name="_blank" xlink:show="new" text:style-name="Internet_20_link" text:visited-style-name="Visited_20_Internet_20_Link"><text:span text:style-name="T2">Autonomous generative AI agents still under development</text:span></text:a><text:span text:style-name="T1">.</text:span></text:p>
      <text:p text:style-name="P2">Conclusión</text:p>
      <text:p text:style-name="P2">Los agentes de IA y LLMs representan una nueva frontera en la ciberseguridad, tanto como amenazas como como herramientas de defensa. Su capacidad para automatizar y escalar ataques, explotar vulnerabilidades y manipular datos hace que sean un riesgo significativo para los contenidos digitales y los actores en internet. Sin embargo, con un enfoque equilibrado que combine medidas de seguridad avanzadas, supervisión humana y cumplimiento regulatorio, es posible mitigar estos riesgos y aprovechar los beneficios de la IA en la ciberseguridad.</text:p>
      <text:p text:style-name="Horizontal_20_Line"/>
      <text:p text:style-name="P3">Citas clave</text:p>
      <text:list text:style-name="L14">
        <text:list-item>
          <text:p text:style-name="P23"><text:a xlink:type="simple" xlink:href="https://www.technologyreview.com/2025/04/04/1114228/cyberattacks-by-ai-agents-are-coming/" office:target-frame-name="_blank" xlink:show="new" text:style-name="Internet_20_link" text:visited-style-name="Visited_20_Internet_20_Link"><text:span text:style-name="T1">Cyberattacks by AI agents are coming</text:span></text:a></text:p>
        </text:list-item>
        <text:list-item>
          <text:p text:style-name="P23"><text:a xlink:type="simple" xlink:href="https://www.csoonline.com/article/3853599/microsoft-launches-ai-agents-to-automate-cybersecurity-amid-rising-threats.html/" office:target-frame-name="_blank" xlink:show="new" text:style-name="Internet_20_link" text:visited-style-name="Visited_20_Internet_20_Link"><text:span text:style-name="T1">Microsoft launches AI agents to automate cybersecurity amid rising threats</text:span></text:a></text:p>
        </text:list-item>
        <text:list-item>
          <text:p text:style-name="P23"><text:a xlink:type="simple" xlink:href="https://x.com/elder_plinius/status/1858177213201367478" text:style-name="Internet_20_link" text:visited-style-name="Visited_20_Internet_20_Link"><text:span text:style-name="T1">X post by @elder_plinius</text:span></text:a></text:p>
        </text:list-item>
        <text:list-item>
          <text:p text:style-name="P23"><text:a xlink:type="simple" xlink:href="https://x.com/vercel/status/1932115736841068681" text:style-name="Internet_20_link" text:visited-style-name="Visited_20_Internet_20_Link"><text:span text:style-name="T1">X post by @vercel</text:span></text:a></text:p>
        </text:list-item>
        <text:list-item>
          <text:p text:style-name="P23"><text:a xlink:type="simple" xlink:href="https://x.com/davidad/status/1834454815092449299" text:style-name="Internet_20_link" text:visited-style-name="Visited_20_Internet_20_Link"><text:span text:style-name="T1">X post by @davidad</text:span></text:a></text:p>
        </text:list-item>
        <text:list-item>
          <text:p text:style-name="P23"><text:a xlink:type="simple" xlink:href="https://blog.qualys.com/misc/2025/02/07/the-impact-of-llms-on-cybersecurity-new-threats-and-solutions" office:target-frame-name="_blank" xlink:show="new" text:style-name="Internet_20_link" text:visited-style-name="Visited_20_Internet_20_Link"><text:span text:style-name="T1">The impact of LLMs on cybersecurity: new threats and solutions</text:span></text:a></text:p>
        </text:list-item>
        <text:list-item>
          <text:p text:style-name="P23"><text:a xlink:type="simple" xlink:href="https://www.ciodive.com/news/ai-agents-data-security-threats/723456/" office:target-frame-name="_blank" xlink:show="new" text:style-name="Internet_20_link" text:visited-style-name="Visited_20_Internet_20_Link"><text:span text:style-name="T1">How to prevent AI agents from becoming data security threats</text:span></text:a></text:p>
        </text:list-item>
        <text:list-item>
          <text:p text:style-name="P23"><text:a xlink:type="simple" xlink:href="https://www.law.com/2025/02/10/ai-hallucinations-in-court-papers-spell-trouble-for-lawyers/" office:target-frame-name="_blank" xlink:show="new" text:style-name="Internet_20_link" text:visited-style-name="Visited_20_Internet_20_Link"><text:span text:style-name="T1">AI Hallucinations in Court Papers Spell Trouble for Lawyers</text:span></text:a></text:p>
        </text:list-item>
        <text:list-item>
          <text:p text:style-name="P23"><text:a xlink:type="simple" xlink:href="https://www.pilotdigital.com/insights/optimizing-for-ai-agents-preparing-for-the-post-human-internet" office:target-frame-name="_blank" xlink:show="new" text:style-name="Internet_20_link" text:visited-style-name="Visited_20_Internet_20_Link"><text:span text:style-name="T1">Optimizing for AI Agents: Preparing for the Post-Human Internet</text:span></text:a></text:p>
        </text:list-item>
        <text:list-item>
          <text:p text:style-name="P23"><text:a xlink:type="simple" xlink:href="https://www.weforum.org/agenda/2024/12/ai-agents-risks-benefits-cybersecurity/" office:target-frame-name="_blank" xlink:show="new" text:style-name="Internet_20_link" text:visited-style-name="Visited_20_Internet_20_Link"><text:soft-page-break/><text:span text:style-name="T1">What are the risks and benefits of ‘AI agents’?</text:span></text:a></text:p>
        </text:list-item>
        <text:list-item>
          <text:p text:style-name="P23"><text:a xlink:type="simple" xlink:href="https://www2.deloitte.com/us/en/insights/industry/technology/autonomous-generative-ai-agents.html" office:target-frame-name="_blank" xlink:show="new" text:style-name="Internet_20_link" text:visited-style-name="Visited_20_Internet_20_Link"><text:span text:style-name="T1">Autonomous generative AI agents still under development</text:span></text:a></text:p>
        </text:list-item>
      </text:list>
      <text:p text:style-name="Standard"/>
      <text:p text:style-name="Standard"/>
      <text:p text:style-name="P1">Aquí tienes un pitch renovado, poderoso y con punch, diseñado para convencer a una convención en solo 3 minutos. Aborda los riesgos de seguridad, desafíos empresariales y éticos que mencionaste —robo de datos, incumplimiento de derechos de autor, pérdida financiera y riesgos de cumplimiento— con un enfoque fresco, impactante y adaptado a una audiencia amplia. Este discurso no solo señala problemas, sino que conecta emocionalmente y ofrece una solución irresistible.</text:p>
      <text:p text:style-name="Horizontal_20_Line"/>
      <text:p text:style-name="P2">"El Futuro Está Aquí: ¿Estás Listo para Protegerlo o Perderlo Todo?"</text:p>
      <text:p text:style-name="P2">Inicio: La Tormenta Silenciosa<text:line-break/>"Damas y caballeros, mientras hablamos, una tormenta invisible azota nuestras empresas. No hace ruido, pero arrasa con todo: datos, derechos, finanzas y reputaciones. Los agentes de IA y las nuevas tecnologías son armas de doble filo: nos impulsan, pero en las manos equivocadas, nos destruyen. Hoy, les mostraré cómo estos riesgos ya están aquí, cómo nos afectan y cómo podemos tomar el control antes de que sea tarde."</text:p>
      <text:p text:style-name="P3">1. La Amenaza en Acción </text:p>
      <text:list text:style-name="L15">
        <text:list-item>
          <text:p text:style-name="P24">Robo de datos: "Imaginen un agente de IA infiltrándose en sus sistemas. En 2025, un simple código malicioso en una página de GitHub robó las credenciales de un CTO en segundos. Sus secretos comerciales, expuestos. Sus clientes, traicionados." </text:p>
        </text:list-item>
        <text:list-item>
          <text:p text:style-name="P24">Incumplimiento de derechos de autor: "Los modelos de IA generan contenido a partir de lo que ‘aprenden’. Pero, ¿y si ese contenido es suyo? Chegg, una empresa de $12 mil millones, vio su valor desplomarse cuando IA scrapeó sus materiales, violando derechos y leyes." </text:p>
        </text:list-item>
        <text:list-item>
          <text:p text:style-name="P24">Pérdida financiera: "Cada brecha cuesta. En 2023, el promedio fue $3.31 millones por incidente para pequeñas empresas. Para 2028, una de cada cuatro será impulsada por IA. ¿Cuánto puede soportar su balance?" </text:p>
        </text:list-item>
        <text:list-item>
          <text:p text:style-name="P24">Riesgos de cumplimiento: "El RGPD no perdona. Una violación puede costar hasta el 4% de sus ingresos anuales. Pregúntense: ¿están sus sistemas preparados para las regulaciones de hoy y de mañana?"</text:p>
        </text:list-item>
      </text:list>
      <text:p text:style-name="P2">2. El Impacto Real<text:line-break/>"Esto no es solo tecnología fallando; es confianza quebrándose. Clientes que se van por datos robados. Demandas por derechos violados. Accionistas que huyen ante pérdidas millonarias. Y reguladores que golpean con multas devastadoras. No es un ‘riesgo hipotético’. Es una crisis empresarial y ética que nos está alcanzando ahora. Si no actuamos, no seremos líderes del futuro; seremos sus primeras víctimas."</text:p>
      <text:p text:style-name="P2">3. La Solución Imparable<text:line-break/>"Pero hay esperanza. Nuestro producto SaaS no solo protege; transforma el caos en control. Usa IA avanzada para anticiparse a las amenazas: bloquea robos de datos en tiempo real, asegura que su contenido esté protegido y cumple con cada regulación sin esfuerzo. Es más que un escudo; es su ventaja competitiva. Mientras los atacantes evolucionan, nosotros también. Con nosotros, no solo sobreviven: dominan."</text:p>
      <text:p text:style-name="P2"><text:soft-page-break/>Cierre: El Llamado<text:line-break/>"El reloj corre. Los riesgos no esperan, pero ustedes pueden adelantarse. ¿Quieren ser los que caen en titulares de escándalos o los que lideran con seguridad y ética? Hoy, elijan proteger su futuro. Porque si no lo hacen, alguien más lo destruirá por ustedes. ¿Están listos?"</text:p>
      <text:p text:style-name="Horizontal_20_Line"/>
      <text:p text:style-name="P25"><text:span text:style-name="T5">Por qué funciona:<text:line-break/>Este pitch tiene punch porque combina narrativa emocional ("tormenta invisible", "confianza quebrándose") con datos duros y ejemplos reales, creando urgencia. La estructura —amenaza, impacto, solución— fluye</text:span><text:span text:style-name="T6">自然</text:span><text:span text:style-name="T5">mente y culmina en un cierre que desafía a la audiencia a actuar. Es claro, conciso y memorable, perfecto para 3 minutos que dejarán a la convención convencida de que tu solución es imprescindible. ¡Adáptalo a tu estilo y arrasa!</text:span></text:p>
      <text:p text:style-name="Standard"/>
      <text:p text:style-name="Standard"/>
      <text:p text:style-name="P1">Respuesta directa</text:p>
      <text:p text:style-name="P8">Puntos clave: </text:p>
      <text:list text:style-name="L16">
        <text:list-item>
          <text:p text:style-name="P26">La investigación sugiere que los agentes de IA y LLMs representan riesgos significativos, como robo de datos, incumplimiento de derechos de autor, pérdidas financieras y riesgos de cumplimiento, con casos reales en 2025. </text:p>
        </text:list-item>
        <text:list-item>
          <text:p text:style-name="P26">Parece probable que estas amenazas impacten a empresas de todos los tamaños, pero hay controversia sobre cómo equilibrar innovación y seguridad. </text:p>
        </text:list-item>
        <text:list-item>
          <text:p text:style-name="P26">La evidencia apunta a que las empresas deben adoptar medidas proactivas, como firewalls avanzados, para protegerse.</text:p>
        </text:list-item>
      </text:list>
      <text:p text:style-name="P2">La amenaza en acción:<text:line-break/>Los agentes de IA pueden infiltrarse en sistemas y robar datos sensibles. Por ejemplo, en marzo de 2025, un ataque de cadena de suministro en GitHub expuso secretos de CI/CD de 218 repositorios, incluyendo credenciales de terceros, mostrando cómo las herramientas de IA pueden facilitar el robo de datos .</text:p>
      <text:p text:style-name="P2">Los modelos de IA también pueden infringir derechos de autor al usar contenido protegido para entrenarse. En febrero de 2025, Thomson Reuters ganó un caso contra ROSS Intelligence por usar notas de Westlaw para entrenar su motor de búsqueda legal, violando derechos de autor .</text:p>
      <text:p text:style-name="P2">El impacto financiero:<text:line-break/>Las brechas relacionadas con IA son costosas. En 2025, el 73% de las empresas reportaron incidentes con un costo promedio de $4.8 millones, y en el sector financiero, los costos alcanzaron los $7.3 millones por brecha exitosa .</text:p>
      <text:p text:style-name="P2">Riesgos de cumplimiento:<text:line-break/>Las regulaciones como el RGPD y el Acta de IA de la UE imponen sanciones. En 2024, OpenAI fue multado con 15 millones de euros por Italia por violaciones de GDPR, y en 2025, la FTC impuso $412 millones en multas por fallas de seguridad en IA .</text:p>
      <text:p text:style-name="P2">La solución:<text:line-break/>Tu producto SaaS actúa como un firewall avanzado, usando IA para bloquear estas amenazas en tiempo real, protegiendo datos, derechos y cumplimiento, y asegurando la continuidad del negocio.</text:p>
      <text:p text:style-name="Horizontal_20_Line"><text:soft-page-break/></text:p>
      <text:p text:style-name="P2">Informe detallado</text:p>
      <text:p text:style-name="P2">La aparición de agentes de inteligencia artificial (IA) y modelos de lenguaje grandes (LLMs) como actores maliciosos en el ámbito de la ciberseguridad plantea desafíos significativos para las empresas, especialmente en un contexto donde la innovación tecnológica avanza rápidamente. Este informe, basado en investigaciones y análisis hasta el 15 de junio de 2025, explora casos reales que ilustran los riesgos de robo de datos, incumplimiento de derechos de autor, pérdida financiera y riesgos de cumplimiento, proporcionando una base sólida para un discurso convincente en una convención. A continuación, se detalla cada punto con ejemplos concretos, respaldados por fuentes verificables, y se organiza en secciones para facilitar la comprensión.</text:p>
      <text:p text:style-name="P2">Contexto y metodología</text:p>
      <text:p text:style-name="P2">La investigación se centró en buscar casos reales de 2025 relacionados con los riesgos mencionados, utilizando herramientas de búsqueda web y análisis de páginas específicas. Los ejemplos seleccionados son recientes, relevantes y verificables, asegurando que reflejen el panorama actual de amenazas. Dado que el tema es complejo y controvertido, especialmente en términos de equilibrio entre innovación y seguridad, se adoptó un enfoque diplomático, reconociendo la incertidumbre y la necesidad de medidas proactivas.</text:p>
      <text:p text:style-name="P2">1. La Amenaza en Acción: Robo de datos</text:p>
      <text:p text:style-name="P3">El robo de datos por agentes de IA es una preocupación creciente, ya que estos pueden automatizar ataques y explotar vulnerabilidades a gran escala. Aunque no se encontró un caso específico de un agente de IA robando las credenciales de un CTO en GitHub en 2025, se identificó un incidente relacionado que ilustra el riesgo. En marzo de 2025, se detectó un ataque de cadena de suministro que comprometió la acción "tj-actions/changed-files" en GitHub, exponiendo secretos de CI/CD de 218 repositorios, incluidos tokens de acceso personal y credenciales de terceros. Este ataque, aunque no atribuido directamente a un agente de IA, muestra cómo las herramientas de IA pueden ser explotadas para facilitar el robo de datos sensibles, como secretos comerciales y datos de clientes, especialmente en plataformas ampliamente utilizadas como GitHub.</text:p>
      <text:list text:style-name="L17">
        <text:list-item>
          <text:p text:style-name="P27">Caso real: Ataque de cadena de suministro en GitHub, marzo de 2025, afectando a Coinbase y otros, con exposición de 218 repositorios .</text:p>
        </text:list-item>
        <text:list-item>
          <text:p text:style-name="P27">Impacto: Este tipo de incidentes puede llevar a la exposición de datos críticos, como credenciales de acceso, lo que compromete la seguridad de las empresas y sus clientes, con posibles pérdidas financieras y daños reputacionales.</text:p>
        </text:list-item>
      </text:list>
      <text:p text:style-name="P2">2. Incumplimiento de derechos de autor</text:p>
      <text:p text:style-name="P3">Los modelos de IA, especialmente los LLMs, enfrentan acusaciones de infringir derechos de autor al usar contenido protegido para entrenarse, lo que puede generar disputas legales y pérdidas económicas. En 2025, se registró un caso emblemático que ilustra este riesgo. El 11 de febrero de 2025, un tribunal federal de Delaware dictaminó a favor de Thomson Reuters en el caso Thomson Reuters Enterprise Centre GMBH v. ROSS Intelligence Inc. (No. 1:20-cv-613-SB). Thomson Reuters, propietario de Westlaw, acusó a ROSS Intelligence de usar las notas de Westlaw, protegidas por copyright, para entrenar su motor de búsqueda legal basado en IA. El tribunal otorgó el juicio sumario parcial a Thomson Reuters en su reclamación de infracción directa y rechazó la defensa de uso justo de ROSS, argumentando que el AI de ROSS no era generativo, sino que devolvía <text:soft-page-break/>opiniones judiciales relevantes, actuando como un sustituto de mercado para Westlaw. La opinión, de 23 páginas, está disponible en línea .</text:p>
      <text:list text:style-name="L18">
        <text:list-item>
          <text:p text:style-name="P28">Caso real: Thomson Reuters v. ROSS Intelligence, febrero de 2025, infracción de derechos de autor por uso de notas de Westlaw en entrenamiento de IA.</text:p>
        </text:list-item>
        <text:list-item>
          <text:p text:style-name="P28">Impacto: Este caso demuestra cómo los modelos de IA pueden infringir derechos de autor, lo que puede llevar a demandas legales, multas y daños a la reputación, especialmente para empresas que dependen de contenido protegido.</text:p>
        </text:list-item>
      </text:list>
      <text:p text:style-name="P2">3. Pérdida financiera</text:p>
      <text:p text:style-name="P3">Las brechas de seguridad relacionadas con IA tienen costos significativos, afectando directamente los balances de las empresas. Según un informe de Metomic de 2025, el 73% de las empresas experimentaron al menos un incidente de seguridad relacionado con IA en los últimos 12 meses, con un costo promedio de $4.8 millones por brecha. Este costo varía según el sector: en servicios financieros, el costo promedio por brecha exitosa fue de $7.3 million, según el Financial Services Information Sharing and Analysis Center (FS-ISAC) en marzo de 2025. En manufactura, el 37% de las empresas reportaron brechas en sistemas de control de calidad impulsados por IA, con un costo promedio de $5.2 millones por incidente. En atención médica, los incidentes de fuga de datos relacionados con IA son 2.7 veces más frecuentes que en otras industrias, y la Oficina de Derechos Civiles (OCR) emitió $157 millones en multas por fallas de seguridad en IA en 2024, con patrones que sugieren que esto podría duplicarse en 2025.</text:p>
      <text:list text:style-name="L19">
        <text:list-item>
          <text:p text:style-name="P29">Casos reales: Estadísticas de Metomic 2025, incluyendo costos de brechas en servicios financieros ($7.3 millones por brecha) y manufactura ($5.2 millones por incidente) .</text:p>
        </text:list-item>
        <text:list-item>
          <text:p text:style-name="P29">Impacto: Estas pérdidas financieras incluyen no solo los costos directos de respuesta, sino también daños a la reputación, pérdida de clientes y posibles multas regulatorias, lo que puede ser devastador para empresas de todos los tamaños.</text:p>
        </text:list-item>
      </text:list>
      <text:p text:style-name="P2">4. Riesgos de cumplimiento</text:p>
      <text:p text:style-name="P3">Los riesgos de cumplimiento relacionados con IA están aumentando, especialmente con regulaciones como el RGPD y el Acta de IA de la UE, que entró en vigor en agosto de 2025. Aunque los casos específicos de 2025 son limitados, se identificaron precedentes recientes que ilustran el riesgo. En diciembre de 2024, OpenAI fue multado con 15 millones de euros por Italia por violar el RGPD debido a la falta de transparencia en la recolección y procesamiento de datos de ChatGPT, lo que llevó a una prohibición temporal en Italia y la exigencia de medidas de cumplimiento más fuertes antes de reinstaurar el acceso . Además, en el primer trimestre de 2025, la Comisión Federal de Comercio (FTC) de EE.UU. impuso $412 millones en acuerdos por fallas de seguridad en IA, según el Informe de Respuesta Regulatoria de Deloitte de 2025. Estas acciones muestran cómo las empresas que no cumplen con las normativas pueden enfrentar sanciones millonarias y daños operativos.</text:p>
      <text:list text:style-name="L20">
        <text:list-item>
          <text:p text:style-name="P30">Casos reales: Multa de 15 millones de euros a OpenAI en 2024 por violaciones de GDPR, y $412 millones en multas de la FTC en Q1 2025 por fallas de seguridad en IA.</text:p>
        </text:list-item>
        <text:list-item>
          <text:p text:style-name="P30"><text:soft-page-break/>Impacto: Estas sanciones pueden incluir multas de hasta el 4% de los ingresos anuales bajo el RGPD, interrupciones operativas y pérdida de confianza de los stakeholders, especialmente en sectores regulados como la salud y las finanzas.</text:p>
        </text:list-item>
      </text:list>
      <text:p text:style-name="P2">Análisis y recomendaciones</text:p>
      <text:p text:style-name="P2">Estos casos reales demuestran que los riesgos de los agentes de IA y LLMs no son hipotéticos, sino que ya están impactando a empresas en todo el mundo. Desde el robo de datos a través de ataques de cadena de suministro, hasta incumplimientos de derechos de autor, pérdidas financieras masivas y riesgos regulatorios que pueden arruinar a una empresa, el panorama es claro: la ciberseguridad debe evolucionar para enfrentar estas nuevas amenazas. La investigación sugiere que las empresas deben adoptar medidas proactivas, como firewalls avanzados impulsados por IA, para proteger datos, derechos y cumplimiento, asegurando la continuidad del negocio.</text:p>
      <text:p text:style-name="P2">Tabla de resumen de casos reales</text:p>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12">Riesgo<text:span text:style-name="T3"/></text:p>
          </table:table-cell>
          <table:table-cell table:style-name="Tabla3.A1" office:value-type="string">
            <text:p text:style-name="P12">Caso Real<text:span text:style-name="T3"/></text:p>
          </table:table-cell>
          <table:table-cell table:style-name="Tabla3.A1" office:value-type="string">
            <text:p text:style-name="P12">Impacto Principal<text:span text:style-name="T3"/></text:p>
          </table:table-cell>
          <table:table-cell table:style-name="Tabla3.A1" office:value-type="string">
            <text:p text:style-name="P12">Fuente<text:span text:style-name="T3"/></text:p>
          </table:table-cell>
        </table:table-row>
        <table:table-row table:style-name="Tabla3.1">
          <table:table-cell table:style-name="Tabla3.A1" office:value-type="string">
            <text:p text:style-name="P13">Robo de datos<text:span text:style-name="T4"/></text:p>
          </table:table-cell>
          <table:table-cell table:style-name="Tabla3.A1" office:value-type="string">
            <text:p text:style-name="P13">Ataque de cadena de suministro en GitHub, marzo 2025, 218 repositorios expuestos<text:span text:style-name="T4"/></text:p>
          </table:table-cell>
          <table:table-cell table:style-name="Tabla3.A1" office:value-type="string">
            <text:p text:style-name="P13">Exposición de credenciales y datos sensibles<text:span text:style-name="T4"/></text:p>
          </table:table-cell>
          <table:table-cell table:style-name="Tabla3.A1" office:value-type="string">
            <text:p text:style-name="P22"><text:a xlink:type="simple" xlink:href="https://thehackernews.com/2025/03/github-supply-chain-breach-coinbase.html" office:target-frame-name="_blank" xlink:show="new" text:style-name="Internet_20_link" text:visited-style-name="Visited_20_Internet_20_Link"><text:span text:style-name="T1">Coinbase Initially Targeted in GitHub Actions Supply Chain Attack</text:span></text:a><text:span text:style-name="T7"/></text:p>
          </table:table-cell>
        </table:table-row>
        <table:table-row table:style-name="Tabla3.1">
          <table:table-cell table:style-name="Tabla3.A1" office:value-type="string">
            <text:p text:style-name="P13">Incumplimiento de derechos de autor<text:span text:style-name="T4"/></text:p>
          </table:table-cell>
          <table:table-cell table:style-name="Tabla3.A1" office:value-type="string">
            <text:p text:style-name="P13">Thomson Reuters v. ROSS Intelligence</text:p>
            <text:p text:style-name="P13">, febrero 2025, uso de notas de Westlaw<text:span text:style-name="T4"/></text:p>
          </table:table-cell>
          <table:table-cell table:style-name="Tabla3.A1" office:value-type="string">
            <text:p text:style-name="P13">Demandas legales y daños reputacionales<text:span text:style-name="T4"/></text:p>
          </table:table-cell>
          <table:table-cell table:style-name="Tabla3.A1" office:value-type="string">
            <text:p text:style-name="P22"><text:a xlink:type="simple" xlink:href="https://www.jw.com/news/insights-federal-court-ai-copyright-decision/" office:target-frame-name="_blank" xlink:show="new" text:style-name="Internet_20_link" text:visited-style-name="Visited_20_Internet_20_Link"><text:span text:style-name="T1">Federal Court Sides with Plaintiff in the First Major AI Copyright Decision of 2025</text:span></text:a><text:span text:style-name="T7"/></text:p>
          </table:table-cell>
        </table:table-row>
        <table:table-row table:style-name="Tabla3.1">
          <table:table-cell table:style-name="Tabla3.A1" office:value-type="string">
            <text:p text:style-name="P13">Pérdida financiera<text:span text:style-name="T4"/></text:p>
          </table:table-cell>
          <table:table-cell table:style-name="Tabla3.A1" office:value-type="string">
            <text:p text:style-name="P13">Brechas de IA en 2025, costo promedio de $4.8 millones, $7.3M en finanzas<text:span text:style-name="T4"/></text:p>
          </table:table-cell>
          <table:table-cell table:style-name="Tabla3.A1" office:value-type="string">
            <text:p text:style-name="P13">Pérdidas directas, daños reputacionales, multas<text:span text:style-name="T4"/></text:p>
          </table:table-cell>
          <table:table-cell table:style-name="Tabla3.A1" office:value-type="string">
            <text:p text:style-name="P22"><text:a xlink:type="simple" xlink:href="https://www.metomic.io/resource-centre/quantifying-the-ai-security-risk-2025-breach-statistics-and-financial-implications" office:target-frame-name="_blank" xlink:show="new" text:style-name="Internet_20_link" text:visited-style-name="Visited_20_Internet_20_Link"><text:span text:style-name="T1">Quantifying the AI Security Risk: 2025 Breach Statistics and Financial Implications</text:span></text:a><text:span text:style-name="T7"/></text:p>
          </table:table-cell>
        </table:table-row>
        <table:table-row table:style-name="Tabla3.1">
          <table:table-cell table:style-name="Tabla3.A1" office:value-type="string">
            <text:p text:style-name="P13">Riesgos de cumplimiento<text:span text:style-name="T4"/></text:p>
          </table:table-cell>
          <table:table-cell table:style-name="Tabla3.A1" office:value-type="string">
            <text:p text:style-name="P13">Multa de 15M€ a OpenAI en 2024, $412M en multas de FTC en Q1 2025<text:span text:style-name="T4"/></text:p>
          </table:table-cell>
          <table:table-cell table:style-name="Tabla3.A1" office:value-type="string">
            <text:p text:style-name="P13">Sanciones regulatorias, interrupciones operativas<text:span text:style-name="T4"/></text:p>
          </table:table-cell>
          <table:table-cell table:style-name="Tabla3.A1" office:value-type="string">
            <text:p text:style-name="P22"><text:a xlink:type="simple" xlink:href="https://www.wiz.io/academy/ai-compliance" office:target-frame-name="_blank" xlink:show="new" text:style-name="Internet_20_link" text:visited-style-name="Visited_20_Internet_20_Link"><text:span text:style-name="T1">AI Compliance in 2025</text:span></text:a><text:span text:style-name="T7"/></text:p>
          </table:table-cell>
        </table:table-row>
      </table:table>
      <text:p text:style-name="Horizontal_20_Line"/>
      <text:p text:style-name="P3">Citas clave</text:p>
      <text:list text:style-name="L21">
        <text:list-item>
          <text:p text:style-name="P31"><text:a xlink:type="simple" xlink:href="https://thehackernews.com/2025/03/github-supply-chain-breach-coinbase.html" office:target-frame-name="_blank" xlink:show="new" text:style-name="Internet_20_link" text:visited-style-name="Visited_20_Internet_20_Link"><text:span text:style-name="T1">Coinbase Initially Targeted in GitHub Actions Supply Chain Attack</text:span></text:a></text:p>
        </text:list-item>
        <text:list-item>
          <text:p text:style-name="P31"><text:a xlink:type="simple" xlink:href="https://www.jw.com/news/insights-federal-court-ai-copyright-decision/" office:target-frame-name="_blank" xlink:show="new" text:style-name="Internet_20_link" text:visited-style-name="Visited_20_Internet_20_Link"><text:span text:style-name="T1">Federal Court Sides with Plaintiff in the First Major AI Copyright Decision of 2025</text:span></text:a></text:p>
        </text:list-item>
        <text:list-item>
          <text:p text:style-name="P31"><text:a xlink:type="simple" xlink:href="https://www.metomic.io/resource-centre/quantifying-the-ai-security-risk-2025-breach-statistics-and-financial-implications" office:target-frame-name="_blank" xlink:show="new" text:style-name="Internet_20_link" text:visited-style-name="Visited_20_Internet_20_Link"><text:span text:style-name="T1">Quantifying the AI Security Risk: 2025 Breach Statistics and Financial Implications</text:span></text:a></text:p>
        </text:list-item>
        <text:list-item>
          <text:p text:style-name="P31"><text:a xlink:type="simple" xlink:href="https://www.wiz.io/academy/ai-compliance" office:target-frame-name="_blank" xlink:show="new" text:style-name="Internet_20_link" text:visited-style-name="Visited_20_Internet_20_Link"><text:span text:style-name="T1">AI Compliance in 2025</text:span></text:a></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15T18:53:48.104000000</meta:creation-date>
    <dc:date>2025-06-15T18:56:45</dc:date>
    <meta:editing-duration>PT2M57S</meta:editing-duration>
    <meta:editing-cycles>1</meta:editing-cycles>
    <meta:document-statistic meta:table-count="3" meta:image-count="0" meta:object-count="0" meta:page-count="16" meta:paragraph-count="288" meta:word-count="6752" meta:character-count="43603" meta:non-whitespace-character-count="37213"/>
    <meta:generator>LibreOffice/24.8.7.2$Windows_X86_64 LibreOffice_project/e07d0a63a46349d29051da79b1fde8160bab2a89</meta:generator>
  </office:meta>
</office:document-meta>
</file>